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b7b3ca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bf819e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20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20pt" style:font-size-asian="20pt" style:font-name-complex="FreeSans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2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20pt" style:font-size-asian="20pt" style:font-name-complex="FreeSans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3"/>
          <table:table-cell table:style-name="Default"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 table:number-columns-spanned="12" table:number-rows-spanned="1">
            <text:p>3 casi</text:p>
          </table:table-cell>
          <table:covered-table-cell table:number-columns-repeated="11"/>
          <table:table-cell table:number-columns-repeated="1006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15" table:number-rows-spanned="1">
            <text:p><text:s/>j == 0 or i == 0 → 0 (caso base)</text:p>
          </table:table-cell>
          <table:covered-table-cell table:number-columns-repeated="11" table:style-name="ce16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 table:number-columns-spanned="5" table:number-rows-spanned="1">
            <text:p>LCS(X, Y,i, j)</text:p>
          </table:table-cell>
          <table:covered-table-cell table:number-columns-repeated="4"/>
          <table:table-cell office:value-type="string" calcext:value-type="string">
            <text:p>=</text:p>
          </table:table-cell>
          <table:table-cell table:style-name="ce12" office:value-type="string" calcext:value-type="string" table:number-columns-spanned="15" table:number-rows-spanned="1">
            <text:p><text:span text:style-name="T1"> X[i] == Y[j] → </text:span>LCS(X, Y, i – 1, j – 1) + 1</text:p>
          </table:table-cell>
          <table:covered-table-cell table:number-columns-repeated="11" table:style-name="ce16"/>
          <table:covered-table-cell table:number-columns-repeated="3"/>
          <table:table-cell table:number-columns-repeated="1003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15" table:number-rows-spanned="1">
            <text:p><text:span text:style-name="T2"> X[i] != Y[j]</text:span> → MAX{ LCS(X, Y, i, j – 1), LCS(X, Y, i – 1, j) }</text:p>
          </table:table-cell>
          <table:covered-table-cell table:number-columns-repeated="11" table:style-name="ce16"/>
          <table:covered-table-cell table:number-columns-repeated="3"/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table:style-name="Default" table:number-columns-repeated="6"/>
          <table:table-cell table:style-name="ce14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6"/>
          <table:table-cell table:style-name="ce14" table:number-columns-repeated="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Default" table:number-columns-repeated="3"/>
          <table:table-cell table:number-columns-repeated="10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Yj</text:p>
          </table:table-cell>
          <table:table-cell table:style-name="ce8"/>
          <table:table-cell table:number-columns-repeated="6" table:style-name="ce8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06"/>
        </table:table-row>
        <table:table-row table:style-name="ro1" table:number-rows-repeated="2">
          <table:table-cell table:number-columns-repeated="4"/>
          <table:table-cell table:style-name="Default" table:number-columns-repeated="9"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7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8:13:44.739014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7:33:54.036406418</meta:creation-date>
    <dc:date>2024-03-05T18:41:03.253199924</dc:date>
    <meta:editing-duration>PT3M7S</meta:editing-duration>
    <meta:editing-cycles>2</meta:editing-cycles>
    <meta:generator>LibreOffice/7.0.4.2$Linux_X86_64 LibreOffice_project/00$Build-2</meta:generator>
    <meta:document-statistic meta:table-count="1" meta:cell-count="98" meta:object-count="0"/>
  </office:meta>
</office:document-meta>
</file>